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NewRoman,Italic" svg:font-family="'TimesNewRoman,Italic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431b" officeooo:paragraph-rsid="0015431b"/>
    </style:style>
    <style:style style:name="P2" style:family="paragraph" style:parent-style-name="Standard" style:list-style-name="L7">
      <style:text-properties officeooo:rsid="0015431b" officeooo:paragraph-rsid="0015431b"/>
    </style:style>
    <style:style style:name="P3" style:family="paragraph" style:parent-style-name="Standard">
      <style:text-properties officeooo:rsid="002dc3f9" officeooo:paragraph-rsid="0015431b"/>
    </style:style>
    <style:style style:name="P4" style:family="paragraph" style:parent-style-name="Standard" style:list-style-name="L4">
      <style:text-properties officeooo:rsid="002dc3f9" officeooo:paragraph-rsid="0015431b"/>
    </style:style>
    <style:style style:name="P5" style:family="paragraph" style:parent-style-name="Standard" style:list-style-name="L5">
      <style:text-properties officeooo:rsid="002dc3f9" officeooo:paragraph-rsid="0015431b"/>
    </style:style>
    <style:style style:name="P6" style:family="paragraph" style:parent-style-name="Standard" style:list-style-name="L6">
      <style:text-properties officeooo:rsid="002dc3f9" officeooo:paragraph-rsid="001639ae"/>
    </style:style>
    <style:style style:name="P7" style:family="paragraph" style:parent-style-name="Standard">
      <style:text-properties officeooo:rsid="001639ae" officeooo:paragraph-rsid="001639ae"/>
    </style:style>
    <style:style style:name="P8" style:family="paragraph" style:parent-style-name="Standard" style:list-style-name="L7">
      <style:text-properties officeooo:rsid="001639ae" officeooo:paragraph-rsid="001639ae"/>
    </style:style>
    <style:style style:name="P9" style:family="paragraph" style:parent-style-name="Standard" style:list-style-name="L7">
      <style:text-properties officeooo:rsid="001713d9" officeooo:paragraph-rsid="001713d9"/>
    </style:style>
    <style:style style:name="P10" style:family="paragraph" style:parent-style-name="Standard" style:list-style-name="L6">
      <style:text-properties officeooo:rsid="0017f12d" officeooo:paragraph-rsid="0017f12d"/>
    </style:style>
    <style:style style:name="P11" style:family="paragraph" style:parent-style-name="Standard" style:list-style-name="L4">
      <style:text-properties officeooo:rsid="0017f12d" officeooo:paragraph-rsid="0017f12d"/>
    </style:style>
    <style:style style:name="P12" style:family="paragraph" style:parent-style-name="Standard" style:list-style-name="L6">
      <style:text-properties officeooo:rsid="00198175" officeooo:paragraph-rsid="00198175"/>
    </style:style>
    <style:style style:name="P13" style:family="paragraph" style:parent-style-name="Standard" style:list-style-name="L4">
      <style:text-properties officeooo:rsid="001aa796" officeooo:paragraph-rsid="001aa796"/>
    </style:style>
    <style:style style:name="P14" style:family="paragraph" style:parent-style-name="Standard" style:list-style-name="L9">
      <style:text-properties officeooo:rsid="002d0f57" officeooo:paragraph-rsid="001cf033"/>
    </style:style>
    <style:style style:name="P15" style:family="paragraph" style:parent-style-name="Standard" style:list-style-name="L9">
      <style:text-properties officeooo:rsid="001502d4" officeooo:paragraph-rsid="001cf033"/>
    </style:style>
    <style:style style:name="P16" style:family="paragraph" style:parent-style-name="Standard" style:list-style-name="L9">
      <style:text-properties officeooo:paragraph-rsid="001cf033"/>
    </style:style>
    <style:style style:name="P17" style:family="paragraph" style:parent-style-name="Standard" style:list-style-name="L4">
      <style:text-properties officeooo:rsid="001daac6" officeooo:paragraph-rsid="001daac6"/>
    </style:style>
    <style:style style:name="P18" style:family="paragraph" style:parent-style-name="Standard" style:list-style-name="L9">
      <style:paragraph-properties fo:break-before="page"/>
      <style:text-properties officeooo:rsid="001502d4" officeooo:paragraph-rsid="001cf033"/>
    </style:style>
    <style:style style:name="T1" style:family="text">
      <style:text-properties officeooo:rsid="0015431b"/>
    </style:style>
    <style:style style:name="T2" style:family="text">
      <style:text-properties officeooo:rsid="001639ae"/>
    </style:style>
    <style:style style:name="T3" style:family="text">
      <style:text-properties officeooo:rsid="00198175"/>
    </style:style>
    <style:style style:name="T4" style:family="text">
      <style:text-properties officeooo:rsid="001aa796"/>
    </style:style>
    <style:style style:name="T5" style:family="text">
      <style:text-properties officeooo:rsid="001b5b5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ymptoms:</text:p>
      <text:list xml:id="list2385228244" text:style-name="L4">
        <text:list-item>
          <text:p text:style-name="P4">Only visible during chronic phase, root infection begins years earlier <text:span text:style-name="T1">[5]</text:span></text:p>
        </text:list-item>
        <text:list-item>
          <text:p text:style-name="P17">root rot [5]</text:p>
        </text:list-item>
        <text:list-item>
          <text:p text:style-name="P4">excessive resin production <text:span text:style-name="T1">[5]</text:span></text:p>
        </text:list-item>
        <text:list-item>
          <text:p text:style-name="P11">yellowing of leaves [6]</text:p>
        </text:list-item>
        <text:list-item>
          <text:p text:style-name="P4">crown decline <text:span text:style-name="T1">[5]</text:span></text:p>
        </text:list-item>
        <text:list-item>
          <text:p text:style-name="P13">thinning canopy [6]</text:p>
        </text:list-item>
        <text:list-item>
          <text:p text:style-name="P13">dead branc<text:span text:style-name="T5">h</text:span>es [6]</text:p>
        </text:list-item>
      </text:list>
      <text:p text:style-name="P3"/>
      <text:p text:style-name="P1">Progression of disease:</text:p>
      <text:list xml:id="list139142826" text:style-name="L7">
        <text:list-item>
          <text:p text:style-name="P2"><text:span text:style-name="T2">zoospores form</text:span> <text:span text:style-name="T2">cysts on roots, form hyphae that colonize roots </text:span>[5<text:span text:style-name="T2">]</text:span></text:p>
        </text:list-item>
        <text:list-item>
          <text:p text:style-name="P8">delay between hyphae colonization and visible lesions [5]</text:p>
        </text:list-item>
        <text:list-item>
          <text:p text:style-name="P9">latency period between infection of roots and chronic phase, unknown time frame, likely several years [5]</text:p>
        </text:list-item>
      </text:list>
      <text:list xml:id="list708583960" text:style-name="L5">
        <text:list-item>
          <text:p text:style-name="P5">1-10 years from developing symptoms to death [5]</text:p>
        </text:list-item>
      </text:list>
      <text:p text:style-name="P3"/>
      <text:p text:style-name="P7">Spread:</text:p>
      <text:list xml:id="list2111857107" text:style-name="L6">
        <text:list-item>
          <text:p text:style-name="P6">Infected roots spread pathogen to adjacent clean roots <text:span text:style-name="T2">[5]</text:span></text:p>
        </text:list-item>
        <text:list-item>
          <text:p text:style-name="P6">Pathogen can survive for extended periods, exact time unknown <text:span text:style-name="T2">[5]</text:span></text:p>
        </text:list-item>
        <text:list-item>
          <text:p text:style-name="P10">Sporangia form in wet soil and release zoospores <text:span text:style-name="T3">[5]</text:span></text:p>
        </text:list-item>
        <text:list-item>
          <text:p text:style-name="P12">Zoospores swim through water in soil to reach tree <text:span text:style-name="T4">[6]</text:span></text:p>
        </text:list-item>
      </text:list>
      <text:list xml:id="list1565054426" text:style-name="L9">
        <text:list-item>
          <text:p text:style-name="P18"><text:a xlink:type="simple" xlink:href="https://teara.govt.nz/en/artwork/10022/stages-of-growth" text:style-name="Internet_20_link" text:visited-style-name="Visited_20_Internet_20_Link">https://teara.govt.nz/en/artwork/10022/stages-of-growth</text:a></text:p>
        </text:list-item>
        <text:list-item>
          <text:p text:style-name="P15">A review of New Zealand kauri</text:p>
        </text:list-item>
        <text:list-item>
          <text:p text:style-name="P16">Biological flora of New Zealand 8. Agathis australis</text:p>
        </text:list-item>
        <text:list-item>
          <text:p text:style-name="P16">Allometric Equations for Estimating Carbon Stocks</text:p>
        </text:list-item>
        <text:list-item>
          <text:p text:style-name="P14">control and management of kauri dieback in New Zealand</text:p>
        </text:list-item>
        <text:list-item>
          <text:p text:style-name="P14"><text:a xlink:type="simple" xlink:href="https://www.kauriprotection.co.nz/recognising-symptoms/" text:style-name="Internet_20_link" text:visited-style-name="Visited_20_Internet_20_Link">https://www.kauriprotection.co.nz/recognising-symptoms/</text:a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NewRoman,Italic" svg:font-family="'TimesNewRoman,Italic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6T00:32:23.631000000</dc:date>
    <meta:editing-duration>PT21M34S</meta:editing-duration>
    <meta:editing-cycles>8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24" meta:word-count="169" meta:character-count="1057" meta:non-whitespace-character-count="933"/>
  </office:meta>
</office:document-meta>
</file>